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UMing HK" svg:font-family="'AR PL UMing H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3pt" style:font-size-asian="13pt" style:font-size-complex="13pt"/>
    </style:style>
    <style:style style:name="P3" style:family="paragraph" style:parent-style-name="Text_20_body"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4" style:family="paragraph" style:parent-style-name="Blue_7e_LT_7e_Untertitel">
      <style:paragraph-properties fo:margin-left="-0.6cm" fo:margin-right="0cm" fo:text-align="start" style:justify-single-word="false" fo:text-indent="0cm" style:auto-text-indent="false" style:text-autospace="none">
        <style:tab-stops/>
      </style:paragraph-properties>
      <style:text-properties style:font-name="Arial" fo:font-size="13pt" style:font-size-asian="13pt" style:font-size-complex="13pt"/>
    </style:style>
    <style:style style:name="P5" style:family="paragraph" style:parent-style-name="Blue_7e_LT_7e_Gliederung_20_1">
      <style:paragraph-properties fo:text-align="center" style:justify-single-word="false"/>
      <style:text-properties style:use-window-font-color="true" style:text-outline="false" style:text-line-through-style="none" style:font-name="Arial" fo:font-size="13pt" fo:font-style="normal" fo:text-shadow="none" style:text-underline-style="solid" style:text-underline-width="auto" style:text-underline-color="font-color" fo:font-weight="bold" style:font-name-asian="Arial1" style:font-size-asian="13pt" style:font-style-asian="normal" style:font-weight-asian="bold" style:font-name-complex="Arial1" style:font-size-complex="13pt" style:font-style-complex="normal" style:font-weight-complex="bold" style:text-emphasize="none"/>
    </style:style>
    <style:style style:name="P6" style:family="paragraph" style:parent-style-name="Blue_7e_LT_7e_Gliederung_20_1">
      <style:paragraph-properties fo:text-align="start" style:justify-single-word="false"/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 style:text-emphasize="non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/>
      <style:text-properties style:font-name="Arial" fo:font-size="13pt" style:text-underline-style="none" fo:font-weight="normal" style:font-size-asian="13pt" style:font-weight-asian="normal" style:font-size-complex="13pt" style:font-weight-complex="normal"/>
    </style:style>
    <style:style style:name="P9" style:family="paragraph" style:parent-style-name="Text_20_body" style:list-style-name="L1">
      <style:paragraph-properties fo:margin-top="0cm" fo:margin-bottom="0cm"/>
    </style:style>
    <style:style style:name="P10" style:family="paragraph" style:parent-style-name="Text_20_body" style:list-style-name="L2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1" style:family="paragraph" style:parent-style-name="Text_20_body" style:list-style-name="L2">
      <style:paragraph-properties fo:margin-left="-0.6cm" fo:margin-right="0cm" fo:text-align="start" style:justify-single-word="false" fo:text-indent="0cm" style:auto-text-indent="false" style:text-autospace="none">
        <style:tab-stops/>
      </style:paragraph-properties>
      <style:text-properties style:font-name="Arial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12" style:family="paragraph" style:parent-style-name="Blue_7e_LT_7e_Untertitel">
      <style:paragraph-properties fo:margin-left="0cm" fo:margin-right="0cm" fo:text-align="center" style:justify-single-word="false" fo:text-indent="-0.6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3pt" fo:font-style="normal" fo:text-shadow="none" style:text-underline-style="solid" style:text-underline-width="auto" style:text-underline-color="font-color" fo:font-weight="bold" style:font-name-asian="Arial1" style:font-size-asian="13pt" style:font-style-asian="normal" style:font-weight-asian="bold" style:font-name-complex="Arial1" style:font-size-complex="13pt" style:font-style-complex="normal" style:font-weight-complex="bold" style:text-emphasize="none"/>
    </style:style>
    <style:style style:name="P13" style:family="paragraph" style:parent-style-name="Blue_7e_LT_7e_Untertitel">
      <style:paragraph-properties fo:margin-left="0cm" fo:margin-right="0cm" fo:text-align="center" style:justify-single-word="false" fo:text-indent="-0.6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 style:text-emphasize="none"/>
    </style:style>
    <style:style style:name="P14" style:family="paragraph" style:parent-style-name="Blue_7e_LT_7e_Untertitel">
      <style:paragraph-properties fo:margin-left="-0.6cm" fo:margin-right="0cm" fo:text-align="start" style:justify-single-word="false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name-asian="Arial1" style:font-size-asian="13pt" style:font-style-asian="normal" style:font-weight-asian="normal" style:font-name-complex="Arial1" style:font-size-complex="13pt" style:font-style-complex="normal" style:font-weight-complex="normal" style:text-emphasize="none"/>
    </style:style>
    <style:style style:name="P15" style:family="paragraph" style:parent-style-name="Blue_7e_LT_7e_Untertitel">
      <style:paragraph-properties fo:margin-left="-0.6cm" fo:margin-right="0cm" fo:text-align="start" style:justify-single-word="false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3pt" fo:font-style="normal" fo:text-shadow="none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/>
    </style:style>
    <style:style style:name="P16" style:family="paragraph" style:parent-style-name="Blue_7e_LT_7e_Untertitel">
      <style:paragraph-properties fo:margin-left="-0.6cm" fo:margin-right="0cm" fo:text-align="start" style:justify-single-word="false" fo:text-indent="0cm" style:auto-text-indent="false" style:text-autospace="none">
        <style:tab-stops/>
      </style:paragraph-properties>
      <style:text-properties style:use-window-font-color="true" style:text-outline="false" style:text-line-through-style="none" style:font-name="Arial" fo:font-size="13pt" fo:font-style="normal" fo:text-shadow="none" style:text-underline-style="solid" style:text-underline-width="auto" style:text-underline-color="font-color" fo:font-weight="bold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fo:font-weight="normal" style:font-name-asian="Arial1" style:font-style-asian="normal" style:font-weight-asian="normal" style:font-name-complex="Arial1" style:font-style-complex="normal" style:font-weight-complex="normal" style:text-emphasize="none"/>
    </style:style>
    <style:style style:name="T2" style:family="text">
      <style:text-properties style:use-window-font-color="true" style:text-outline="false" style:text-line-through-style="none" fo:font-style="normal" fo:text-shadow="none" style:text-underline-style="none" fo:font-weight="normal" style:font-name-asian="DejaVu Sans" style:font-style-asian="normal" style:font-weight-asian="normal" style:font-name-complex="DejaVu Sans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fo:text-shadow="none" style:text-underline-style="none" fo:font-weight="normal" style:font-name-asian="DejaVu Sans" style:font-weight-asian="normal" style:font-name-complex="DejaVu Sans" style:font-weight-complex="normal" style:text-emphasize="none"/>
    </style:style>
    <style:style style:name="T4" style:family="text">
      <style:text-properties style:font-name="Arial" fo:font-size="13pt" style:text-underline-style="none" fo:font-weight="normal" style:font-size-asian="13pt" style:font-weight-asian="normal" style:font-size-complex="13pt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Problem Statement</text:p>
      <text:p text:style-name="P12"/>
      <text:p text:style-name="P5">Dictionary Definition of stress</text:p>
      <text:p text:style-name="P6">"The adverse reaction people have to excessive pressures or other types of demand placed on them."</text:p>
      <text:p text:style-name="P1"/>
      <text:p text:style-name="P1"/>
      <text:p text:style-name="P3">About stress:</text:p>
      <text:p text:style-name="P3"/>
      <text:p text:style-name="P2">Who does it affect?</text:p>
      <text:p text:style-name="P2">Everyone will at some point in their life experience stress. It doesn't only effect employees, but companies lose millions every year due to stress related absence.</text:p>
      <text:p text:style-name="P2"/>
      <text:p text:style-name="P2">What does it effect?</text:p>
      <text:p text:style-name="P2">Productivity, quality of life</text:p>
      <text:p text:style-name="P2"/>
      <text:p text:style-name="P2">How does it effect?</text:p>
      <text:p text:style-name="P2">Stress manifests itself through both physical and mental symptoms. </text:p>
      <text:p text:style-name="P2"/>
      <text:p text:style-name="P2">When is it a problem?</text:p>
      <text:p text:style-name="P2">Stress becomes a problem when the symptoms it causes become too much for the sufferer to cope with. This tends to lead to a higher level of stress.</text:p>
      <text:p text:style-name="P2"/>
      <text:p text:style-name="P2">Where is it a problem?</text:p>
      <text:p text:style-name="P2">Stress is normally a problem in the workplace, however it is not limited to the workplace. Stress can occur in all aspects of life.</text:p>
      <text:p text:style-name="P2"/>
      <text:p text:style-name="P2">These observations allows us to come to a problem statement as follows:</text:p>
      <text:p text:style-name="P13"><text:s text:c="5"/></text:p>
      <text:p text:style-name="P14"/>
      <text:p text:style-name="P4"><text:span text:style-name="T1">Personal well-being and happiness is a priority for </text:span><text:span text:style-name="T2">everyone. Stress is one of the leading causes of illness and depression in the country. In order to provide a solution to provide a high quality service at a minimal cost, we need to produce an unobtrusive user friendly product to improve quality of life.</text:span></text:p>
      <text:p text:style-name="P15"/>
      <text:p text:style-name="P15"/>
      <text:p text:style-name="P15"/>
      <text:p text:style-name="P15"/>
      <text:p text:style-name="P15"/>
      <text:p text:style-name="P16"><text:soft-page-break/>Evidence:</text:p>
      <text:p text:style-name="P15"/>
      <text:list xml:id="list54287365" text:style-name="L1">
        <text:list-item>
          <text:p text:style-name="P8">The number of new cases of work-related stress has reduced to 211 000 from<text:line-break/>233 000 in 2009/10 (change not statistically significant). </text:p>
          <text:p text:style-name="P9"><text:span text:style-name="T4">- </text:span>Labour Force Survey (LFS)</text:p>
        </text:list-item>
        <text:list-item>
          <text:p text:style-name="P8">The industries that reported the highest rates of work-related stress in the last three years were health, social work, education and public administration.</text:p>
          <text:p text:style-name="P9"><text:span text:style-name="T4">- </text:span>Labour Force Survey (LFS)</text:p>
        </text:list-item>
        <text:list-item>
          <text:p text:style-name="P7"><text:span text:style-name="T4">The occupations that reported the highest rates of work-related stress in the last three years were health and social service managers, teachers and social welfare associate professionals.</text:span> </text:p>
          <text:p text:style-name="P7">- Labour Force Survey (LFS)</text:p>
        </text:list-item>
      </text:list>
      <text:list xml:id="list124053034" text:style-name="L2">
        <text:list-item>
          <text:p text:style-name="P10"><text:span text:style-name="Strong_20_Emphasis"><text:span text:style-name="T2">Stress has become the most common cause of long-term sickness absence for both manual and non-manual employees, according to the CIPD/Simplyhealth Absence Management survey.<text:line-break/></text:span></text:span><text:span text:style-name="Emphasis"><text:span text:style-name="T3">-CIPD Survey October 2011</text:span></text:span></text:p>
        </text:list-item>
        <text:list-item>
          <text:p text:style-name="P11"><text:span text:style-name="Strong_20_Emphasis"><text:span text:style-name="T2">Stress and chronic ill health in the workplace costs £100bn</text:span></text:span><text:span text:style-name="T2"><text:line-break/></text:span><text:span text:style-name="Emphasis"><text:span text:style-name="T3">- Dame Carole Black, ISMA Conference 2009</text:span></text:span></text:p>
        </text:list-item>
        <text:list-item>
          <text:p text:style-name="P11"><text:span text:style-name="Strong_20_Emphasis"><text:span text:style-name="T2">The 2007 Psychosocial Working Conditions (PWC) survey indicated that around 13.6% of all working individuals thought their job was very or extremely stressful.</text:span></text:span><text:span text:style-name="T2"><text:line-break/>- </text:span><text:span text:style-name="Emphasis"><text:span text:style-name="T3">HSE</text:span></text:span></text:p>
        </text:list-item>
        <text:list-item>
          <text:p text:style-name="P11"><text:span text:style-name="Strong_20_Emphasis"><text:span text:style-name="T2">British businesses lose an estimated £26 billion each year in sickness absence and lost productivity. With greater awareness and mental health support, they said businesses could save one third of these costs - 'a mammoth £8 billion a year'.<text:line-break/></text:span></text:span><text:span text:style-name="Emphasis"><text:span text:style-name="T3">- Mind June 2011</text:span></text:span></text:p>
        </text:list-item>
      </text:list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Hindi2" svg:font-family="'Lohit Hindi'"/>
    <style:font-face style:name="OpenSymbol" svg:font-family="OpenSymbol"/>
    <style:font-face style:name="Lohit Hindi" svg:font-family="'Lohit Hindi'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 PL UMing HK" svg:font-family="'AR PL UMing H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 PL UMing H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 PL UMing HK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7.2cm" fo:margin-right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8.4cm" fo:margin-right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9.601cm" fo:margin-right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10.8cm" fo:margin-right="0cm" fo:text-indent="-0.6cm" style:auto-text-indent="false">
        <style:tab-stops/>
      </style:paragraph-properties>
    </style:style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Strong_20_Emphasis" style:display-name="Strong Emphasis" style:family="paragraph">
      <style:paragraph-properties style:text-autospace="none"/>
      <style:text-properties fo:font-weight="bold" style:font-weight-asian="bold" style:font-weight-complex="bold"/>
    </style:style>
    <style:style style:name="Emphasis" style:family="paragraph">
      <style:paragraph-properties style:text-autospace="none"/>
      <style:text-properties fo:font-style="italic" style:font-style-asian="italic" style:font-style-complex="italic"/>
    </style:style>
    <style:style style:name="Blue_7e_LT_7e_Gliederung_20_1" style:display-name="Blue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Gliederung_20_2" style:display-name="Blue~LT~Gliederung 2" style:family="paragraph" style:parent-style-name="Blue_7e_LT_7e_Gliederung_20_1">
      <style:paragraph-properties fo:margin-top="0cm" fo:margin-bottom="0.4cm"/>
      <style:text-properties fo:font-size="28pt" style:font-size-asian="28pt" style:font-size-complex="28pt"/>
    </style:style>
    <style:style style:name="Blue_7e_LT_7e_Gliederung_20_3" style:display-name="Blue~LT~Gliederung 3" style:family="paragraph" style:parent-style-name="Blue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Blue_7e_LT_7e_Gliederung_20_4" style:display-name="Blue~LT~Gliederung 4" style:family="paragraph" style:parent-style-name="Blue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Blue_7e_LT_7e_Gliederung_20_5" style:display-name="Blue~LT~Gliederung 5" style:family="paragraph" style:parent-style-name="Blue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Blue_7e_LT_7e_Gliederung_20_6" style:display-name="Blue~LT~Gliederung 6" style:family="paragraph" style:parent-style-name="Blue_7e_LT_7e_Gliederung_20_5">
      <style:paragraph-properties fo:margin-left="7.2cm" fo:margin-right="0cm" fo:text-indent="-0.6cm" style:auto-text-indent="false">
        <style:tab-stops/>
      </style:paragraph-properties>
    </style:style>
    <style:style style:name="Blue_7e_LT_7e_Gliederung_20_7" style:display-name="Blue~LT~Gliederung 7" style:family="paragraph" style:parent-style-name="Blue_7e_LT_7e_Gliederung_20_6">
      <style:paragraph-properties fo:margin-left="8.4cm" fo:margin-right="0cm" fo:text-indent="-0.6cm" style:auto-text-indent="false">
        <style:tab-stops/>
      </style:paragraph-properties>
    </style:style>
    <style:style style:name="Blue_7e_LT_7e_Gliederung_20_8" style:display-name="Blue~LT~Gliederung 8" style:family="paragraph" style:parent-style-name="Blue_7e_LT_7e_Gliederung_20_7">
      <style:paragraph-properties fo:margin-left="9.601cm" fo:margin-right="0cm" fo:text-indent="-0.6cm" style:auto-text-indent="false">
        <style:tab-stops/>
      </style:paragraph-properties>
    </style:style>
    <style:style style:name="Blue_7e_LT_7e_Gliederung_20_9" style:display-name="Blue~LT~Gliederung 9" style:family="paragraph" style:parent-style-name="Blue_7e_LT_7e_Gliederung_20_8">
      <style:paragraph-properties fo:margin-left="10.8cm" fo:margin-right="0cm" fo:text-indent="-0.6cm" style:auto-text-indent="false">
        <style:tab-stops/>
      </style:paragraph-properties>
    </style:style>
    <style:style style:name="Blue_7e_LT_7e_Titel" style:display-name="Blue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DejaVu Sans" fo:font-size="44pt" fo:font-style="normal" fo:text-shadow="none" style:text-underline-style="none" fo:font-weight="normal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Blue_7e_LT_7e_Untertitel" style:display-name="Blue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Blue_7e_LT_7e_Notizen" style:display-name="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Blue_7e_LT_7e_Hintergrundobjekte" style:display-name="Blue~LT~Hintergrundobjekte" style:family="paragraph">
      <style:paragraph-properties style:text-autospace="none"/>
    </style:style>
    <style:style style:name="Blue_7e_LT_7e_Hintergrund" style:display-name="Blue~LT~Hintergrund" style:family="paragraph">
      <style:paragraph-properties style:text-autospace="none"/>
    </style:style>
    <style:style style:name="WW-Heading1" style:family="paragraph" style:parent-style-name="Standard">
      <style:paragraph-properties fo:margin-top="0.42cm" fo:margin-bottom="0.21cm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Randall</meta:initial-creator>
    <meta:creation-date>2012-06-08T11:57:51</meta:creation-date>
    <dc:date>2012-06-08T12:29:11</dc:date>
    <dc:creator>Daniel Randall</dc:creator>
    <meta:editing-duration>PT5M41S</meta:editing-duration>
    <meta:editing-cycles>2</meta:editing-cycles>
    <meta:generator>LibreOffice/3.3$Unix LibreOffice_project/330m19$Build-202</meta:generator>
    <meta:document-statistic meta:table-count="0" meta:image-count="0" meta:object-count="0" meta:page-count="2" meta:paragraph-count="28" meta:word-count="413" meta:character-count="2483"/>
  </office:meta>
</office:document-meta>
</file>